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10000000000003EA000002EE68FFD54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ff00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ff00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4" style:family="graphic" style:parent-style-name="Untitled1">
      <style:graphic-properties draw:marker-end="Arrow" draw:textarea-vertical-align="middle"/>
    </style:style>
    <style:style style:name="gr5" style:family="graphic" style:parent-style-name="true_20_path">
      <style:graphic-properties draw:marker-end="Arrow" draw:textarea-vertical-align="middle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8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wrong_20_path">
      <style:graphic-properties draw:marker-start="Arrow" draw:marker-end="" draw:textarea-vertical-align="middle"/>
    </style:style>
    <style:style style:name="gr1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9.73cm" svg:x="0cm" svg:y="0.149cm">
          <draw:image xlink:href="Pictures/10000000000003EA000002EE68FFD54E.png" xlink:type="simple" xlink:show="embed" xlink:actuate="onLoad">
            <text:p/>
          </draw:image>
        </draw:frame>
        <draw:custom-shape draw:style-name="gr2" draw:text-style-name="P2" draw:layer="layout" svg:width="0.635cm" svg:height="0.635cm" svg:x="-0.016cm" svg:y="2.8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635cm" svg:height="0.635cm" svg:x="11.599cm" svg:y="2.3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4" draw:text-style-name="P1" draw:layer="layout" svg:width="3.545cm" svg:height="1.318cm" svg:x="7.69cm" svg:y="2.028cm" svg:viewBox="0 0 3546 1319" draw:points="3546,1085 586,1233 100,1319 0,0">
          <text:p/>
        </draw:polyline>
        <draw:polyline draw:style-name="gr4" draw:text-style-name="P1" draw:layer="layout" svg:width="3.248cm" svg:height="2.066cm" svg:x="7.999cm" svg:y="1.083cm" svg:viewBox="0 0 3249 2067" draw:points="3249,1993 1686,2067 1624,0 0,50">
          <text:p/>
        </draw:polyline>
        <draw:line draw:style-name="gr5" draw:text-style-name="P1" draw:layer="layout" svg:x1="11.457cm" svg:y1="3.15cm" svg:x2="0.886cm" svg:y2="3.716cm">
          <text:p/>
        </draw:line>
        <draw:custom-shape draw:style-name="gr6" draw:text-style-name="P2" draw:layer="layout" svg:width="0.635cm" svg:height="0.635cm" svg:x="10.9cm" svg:y="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1.927cm" svg:height="1.433cm" svg:x="4.771cm" svg:y="1.311cm" svg:viewBox="0 0 1928 1434" draw:points="1928,0 0,99 61,1434">
          <text:p/>
        </draw:polyline>
        <draw:polyline draw:style-name="gr4" draw:text-style-name="P1" draw:layer="layout" svg:width="1.161cm" svg:height="1.285cm" svg:x="2.78cm" svg:y="1.459cm" svg:viewBox="0 0 1162 1286" draw:points="1162,0 0,62 52,1286">
          <text:p/>
        </draw:polyline>
        <draw:polyline draw:style-name="gr4" draw:text-style-name="P1" draw:layer="layout" svg:width="1.161cm" svg:height="1.285cm" svg:x="0.78cm" svg:y="1.459cm" svg:viewBox="0 0 1162 1286" draw:points="1162,0 0,62 52,1286">
          <text:p/>
        </draw:polyline>
        <draw:custom-shape draw:style-name="gr7" draw:text-style-name="P2" draw:layer="layout" svg:width="1.041cm" svg:height="1.086cm" svg:x="9.918cm" svg:y="0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41cm" svg:height="1.085cm" svg:x="10.559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41cm" svg:height="1.085cm" svg:x="6.203cm" svg:y="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41cm" svg:height="1.086cm" svg:x="8.14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p^1_2</svg:desc>
          <draw:polygon draw:style-name="gr11" draw:layer="layout" svg:width="0.635cm" svg:height="0.783cm" svg:x="10.065cm" svg:y="0.176cm" svg:viewBox="0 0 636 784" draw:points="318,784 0,784 0,0 636,0 636,784">
            <text:p/>
          </draw:polygon>
          <draw:path draw:style-name="gr12" draw:layer="layout" svg:width="0.367cm" svg:height="0.447cm" svg:x="10.043cm" svg:y="0.474cm" svg:viewBox="0 0 368 448" svg:d="m54 398c-6 24-6 28-38 28-8 0-16 0-16 14 0 6 4 8 10 8 18 0 38-2 58-2 24 0 48 2 70 2 4 0 12 0 12-14 0-8-6-8-16-8-36 0-36-4-36-10 0-8 30-124 36-142 8 20 28 46 64 46 82 0 170-104 170-208 0-66-40-112-94-112-34 0-68 26-92 52-8-38-38-52-64-52-32 0-46 28-52 40-12 24-22 66-22 68 0 8 8 8 8 8 8 0 8 0 12-16 12-50 28-84 52-84 12 0 22 6 22 32 0 16-2 24-4 36zm124-306c6-20 24-40 38-50 24-22 44-26 56-26 28 0 46 24 46 66s-24 122-36 150c-24 48-58 72-84 72-48 0-56-58-56-62 0-2 0-4 2-12z">
            <text:p/>
          </draw:path>
          <draw:path draw:style-name="gr12" draw:layer="layout" svg:width="0.179cm" svg:height="0.327cm" svg:x="10.473cm" svg:y="0.166cm" svg:viewBox="0 0 180 328" svg:d="m112 14c0-14-2-14-16-14-30 32-76 32-96 32v18c12 0 44 0 72-14v252c0 16 0 22-50 22h-18v18c8 0 70-2 88-2 14 0 76 2 88 2v-18h-18c-50 0-50-6-50-22z">
            <text:p/>
          </draw:path>
          <draw:path draw:style-name="gr12" draw:layer="layout" svg:width="0.217cm" svg:height="0.327cm" svg:x="10.451cm" svg:y="0.632cm" svg:viewBox="0 0 218 328" svg:d="m218 238h-16c-2 10-6 40-14 44-4 4-42 4-48 4h-92c52-46 70-60 100-84 36-28 70-58 70-106 0-60-52-96-116-96-60 0-102 42-102 88 0 26 22 28 26 28 12 0 26-8 26-26 0-10-4-26-28-26 14-36 48-46 72-46 48 0 74 38 74 78 0 44-30 78-46 96l-120 116c-4 6-4 6-4 20h204z">
            <text:p/>
          </draw:path>
        </draw:g>
        <draw:g>
          <svg:title>TexMaths</svg:title>
          <svg:desc>20§display§x^1_2</svg:desc>
          <draw:polygon draw:style-name="gr11" draw:layer="layout" svg:width="0.683cm" svg:height="0.783cm" svg:x="10.683cm" svg:y="2.701cm" svg:viewBox="0 0 684 784" draw:points="342,784 0,784 0,0 684,0 684,784">
            <text:p/>
          </draw:polygon>
          <draw:path draw:style-name="gr12" draw:layer="layout" svg:width="0.351cm" svg:height="0.319cm" svg:x="10.703cm" svg:y="2.999cm" svg:viewBox="0 0 352 320" svg:d="m216 98c4-18 20-82 70-82 2 0 20 0 34 8-20 4-34 22-34 38 0 12 8 26 28 26 14 0 38-14 38-42 0-36-42-46-66-46-42 0-66 38-74 54-18-46-56-54-76-54-74 0-114 92-114 108 0 8 6 8 8 8 6 0 8-2 10-8 24-74 70-92 94-92 14 0 38 6 38 46 0 22-12 70-38 168-12 44-36 74-66 74-6 0-22 0-36-10 18-2 32-18 32-38 0-18-14-24-26-24-20 0-38 18-38 42 0 32 36 46 66 46 46 0 72-50 74-54 8 26 34 54 76 54 74 0 114-92 114-110 0-6-6-6-8-6-8 0-8 2-10 8-24 76-72 92-94 92-28 0-38-22-38-46 0-16 4-32 12-62z">
            <text:p/>
          </draw:path>
          <draw:path draw:style-name="gr12" draw:layer="layout" svg:width="0.179cm" svg:height="0.327cm" svg:x="11.141cm" svg:y="2.691cm" svg:viewBox="0 0 180 328" svg:d="m112 14c0-14-2-14-16-14-30 32-76 32-96 32v18c12 0 44 0 72-14v252c0 16 0 22-50 22h-18v18c8 0 70-2 88-2 14 0 76 2 88 2v-18h-18c-50 0-50-6-50-22z">
            <text:p/>
          </draw:path>
          <draw:path draw:style-name="gr12" draw:layer="layout" svg:width="0.217cm" svg:height="0.327cm" svg:x="11.117cm" svg:y="3.157cm" svg:viewBox="0 0 218 328" svg:d="m218 238h-16c-2 10-6 40-14 44-4 4-42 4-48 4h-92c52-46 70-60 100-84 36-28 70-58 70-106 0-60-52-96-116-96-60 0-102 42-102 88 0 26 22 28 26 28 12 0 26-8 26-26 0-10-4-26-28-26 14-36 48-46 72-46 48 0 74 38 74 78 0 44-30 78-46 96l-120 116c-4 6-4 6-4 20h204z">
            <text:p/>
          </draw:path>
        </draw:g>
        <draw:g>
          <svg:title>TexMaths</svg:title>
          <svg:desc>20§display§p^1_1</svg:desc>
          <draw:polygon draw:style-name="gr11" draw:layer="layout" svg:width="0.635cm" svg:height="0.783cm" svg:x="8.292cm" svg:y="5.946cm" svg:viewBox="0 0 636 784" draw:points="318,784 0,784 0,0 636,0 636,784">
            <text:p/>
          </draw:polygon>
          <draw:path draw:style-name="gr12" draw:layer="layout" svg:width="0.367cm" svg:height="0.447cm" svg:x="8.27cm" svg:y="6.244cm" svg:viewBox="0 0 368 448" svg:d="m54 398c-6 24-6 28-38 28-8 0-16 0-16 14 0 6 4 8 10 8 18 0 38-2 58-2 24 0 48 2 70 2 4 0 12 0 12-14 0-8-6-8-16-8-36 0-36-4-36-10 0-8 30-124 36-142 8 20 28 46 64 46 82 0 170-104 170-208 0-66-40-112-94-112-34 0-68 26-92 52-8-38-38-52-64-52-32 0-46 28-52 40-12 24-22 66-22 68 0 8 8 8 8 8 8 0 8 0 12-16 12-50 28-84 52-84 12 0 22 6 22 32 0 16-2 24-4 36zm124-306c6-20 24-40 38-50 24-22 44-26 56-26 28 0 46 24 46 66s-24 122-36 150c-24 48-58 72-84 72-48 0-56-58-56-62 0-2 0-4 2-12z">
            <text:p/>
          </draw:path>
          <draw:path draw:style-name="gr12" draw:layer="layout" svg:width="0.179cm" svg:height="0.327cm" svg:x="8.7cm" svg:y="5.936cm" svg:viewBox="0 0 180 328" svg:d="m112 14c0-14-2-14-16-14-30 32-76 32-96 32v18c12 0 44 0 72-14v252c0 16 0 22-50 22h-18v18c8 0 70-2 88-2 14 0 76 2 88 2v-18h-18c-50 0-50-6-50-22z">
            <text:p/>
          </draw:path>
          <draw:path draw:style-name="gr12" draw:layer="layout" svg:width="0.179cm" svg:height="0.327cm" svg:x="8.7cm" svg:y="6.402cm" svg:viewBox="0 0 180 328" svg:d="m112 14c0-14-2-14-16-14-30 32-76 32-96 32v18c12 0 44 0 72-14v252c0 16 0 22-50 22h-18v18c8 0 70-2 88-2 14 0 76 2 88 2v-18h-18c-50 0-50-6-50-22z">
            <text:p/>
          </draw:path>
        </draw:g>
        <draw:g>
          <svg:title>TexMaths</svg:title>
          <svg:desc>20§display§p^1_3</svg:desc>
          <draw:polygon draw:style-name="gr11" draw:layer="layout" svg:width="0.635cm" svg:height="0.783cm" svg:x="6.349cm" svg:y="3.746cm" svg:viewBox="0 0 636 784" draw:points="318,784 0,784 0,0 636,0 636,784">
            <text:p/>
          </draw:polygon>
          <draw:path draw:style-name="gr12" draw:layer="layout" svg:width="0.367cm" svg:height="0.447cm" svg:x="6.327cm" svg:y="4.044cm" svg:viewBox="0 0 368 448" svg:d="m54 398c-6 24-6 28-38 28-8 0-16 0-16 14 0 6 4 8 10 8 18 0 38-2 58-2 24 0 48 2 70 2 4 0 12 0 12-14 0-8-6-8-16-8-36 0-36-4-36-10 0-8 30-124 36-142 8 20 28 46 64 46 82 0 170-104 170-208 0-66-40-112-94-112-34 0-68 26-92 52-8-38-38-52-64-52-32 0-46 28-52 40-12 24-22 66-22 68 0 8 8 8 8 8 8 0 8 0 12-16 12-50 28-84 52-84 12 0 22 6 22 32 0 16-2 24-4 36zm124-306c6-20 24-40 38-50 24-22 44-26 56-26 28 0 46 24 46 66s-24 122-36 150c-24 48-58 72-84 72-48 0-56-58-56-62 0-2 0-4 2-12z">
            <text:p/>
          </draw:path>
          <draw:path draw:style-name="gr12" draw:layer="layout" svg:width="0.179cm" svg:height="0.327cm" svg:x="6.757cm" svg:y="3.736cm" svg:viewBox="0 0 180 328" svg:d="m112 14c0-14-2-14-16-14-30 32-76 32-96 32v18c12 0 44 0 72-14v252c0 16 0 22-50 22h-18v18c8 0 70-2 88-2 14 0 76 2 88 2v-18h-18c-50 0-50-6-50-22z">
            <text:p/>
          </draw:path>
          <draw:path draw:style-name="gr12" draw:layer="layout" svg:width="0.227cm" svg:height="0.337cm" svg:x="6.731cm" svg:y="4.202cm" svg:viewBox="0 0 228 338" svg:d="m108 162c38 0 66 28 66 80 0 62-36 80-64 80-20 0-64-6-84-34 24-2 28-18 28-28 0-16-12-28-26-28s-28 10-28 30c0 46 52 76 112 76 68 0 116-46 116-96 0-38-32-76-86-88 52-18 70-56 70-86 0-38-46-68-100-68s-96 26-96 66c0 16 10 26 24 26 16 0 26-12 26-24 0-16-10-26-26-26 18-22 52-28 70-28 22 0 54 12 54 54 0 20-6 44-20 58-16 20-30 20-54 22-12 2-14 2-16 2s-6 0-6 6 6 6 14 6z">
            <text:p/>
          </draw:path>
        </draw:g>
        <draw:polyline draw:style-name="gr13" draw:text-style-name="P1" draw:layer="layout" svg:width="11.911cm" svg:height="5.988cm" svg:x="0.414cm" svg:y="3.298cm" svg:viewBox="0 0 11912 5989" draw:points="458,368 500,1271 191,2684 0,3014 1020,4670 1243,5511 1881,5989 5877,4831 7619,4150 9340,3449 11115,2950 11784,2376 11912,2142 11827,1599 11573,1335 11561,729 11498,219 11412,0">
          <text:p/>
        </draw:polyline>
        <draw:custom-shape draw:style-name="gr14" draw:text-style-name="P2" draw:layer="layout" svg:width="0.635cm" svg:height="0.635cm" svg:x="11.601cm" svg:y="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4cm" svg:height="0.634cm" svg:x="11.568cm" svg:y="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41cm" svg:height="1.086cm" svg:x="11.429cm" svg:y="3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x^1_1</svg:desc>
          <draw:polygon draw:style-name="gr11" draw:layer="layout" svg:width="0.683cm" svg:height="0.783cm" svg:x="11.555cm" svg:y="3.21cm" svg:viewBox="0 0 684 784" draw:points="342,784 0,784 0,0 684,0 684,784">
            <text:p/>
          </draw:polygon>
          <draw:path draw:style-name="gr12" draw:layer="layout" svg:width="0.351cm" svg:height="0.319cm" svg:x="11.575cm" svg:y="3.508cm" svg:viewBox="0 0 352 320" svg:d="m216 98c4-18 20-82 70-82 2 0 20 0 34 8-20 4-34 22-34 38 0 12 8 26 28 26 14 0 38-14 38-42 0-36-42-46-66-46-42 0-66 38-74 54-18-46-56-54-76-54-74 0-114 92-114 108 0 8 6 8 8 8 6 0 8-2 10-8 24-74 70-92 94-92 14 0 38 6 38 46 0 22-12 70-38 168-12 44-36 74-66 74-6 0-22 0-36-10 18-2 32-18 32-38 0-18-14-24-26-24-20 0-38 18-38 42 0 32 36 46 66 46 46 0 72-50 74-54 8 26 34 54 76 54 74 0 114-92 114-110 0-6-6-6-8-6-8 0-8 2-10 8-24 76-72 92-94 92-28 0-38-22-38-46 0-16 4-32 12-62z">
            <text:p/>
          </draw:path>
          <draw:path draw:style-name="gr12" draw:layer="layout" svg:width="0.179cm" svg:height="0.327cm" svg:x="12.013cm" svg:y="3.2cm" svg:viewBox="0 0 180 328" svg:d="m112 14c0-14-2-14-16-14-30 32-76 32-96 32v18c12 0 44 0 72-14v252c0 16 0 22-50 22h-18v18c8 0 70-2 88-2 14 0 76 2 88 2v-18h-18c-50 0-50-6-50-22z">
            <text:p/>
          </draw:path>
          <draw:path draw:style-name="gr12" draw:layer="layout" svg:width="0.179cm" svg:height="0.327cm" svg:x="12.013cm" svg:y="3.666cm" svg:viewBox="0 0 180 328" svg:d="m112 14c0-14-2-14-16-14-30 32-76 32-96 32v18c12 0 44 0 72-14v252c0 16 0 22-50 22h-18v18c8 0 70-2 88-2 14 0 76 2 88 2v-18h-18c-50 0-50-6-50-22z">
            <text:p/>
          </draw:path>
        </draw:g>
        <draw:custom-shape draw:style-name="gr17" draw:text-style-name="P2" draw:layer="layout" svg:width="0.635cm" svg:height="0.635cm" svg:x="0.117cm" svg:y="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634cm" svg:height="0.634cm" svg:x="0.2cm" svg:y="3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41cm" svg:height="1.085cm" svg:x="-0.037cm" svg:y="3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x^2_1</svg:desc>
          <draw:polygon draw:style-name="gr11" draw:layer="layout" svg:width="0.683cm" svg:height="0.783cm" svg:x="0.088cm" svg:y="3.559cm" svg:viewBox="0 0 684 784" draw:points="342,784 0,784 0,0 684,0 684,784">
            <text:p/>
          </draw:polygon>
          <draw:path draw:style-name="gr12" draw:layer="layout" svg:width="0.351cm" svg:height="0.319cm" svg:x="0.108cm" svg:y="3.857cm" svg:viewBox="0 0 352 320" svg:d="m216 98c4-18 20-82 70-82 2 0 20 0 34 8-20 4-34 22-34 38 0 12 8 26 28 26 14 0 38-14 38-42 0-36-42-46-66-46-42 0-66 38-74 54-18-46-56-54-76-54-74 0-114 92-114 108 0 8 6 8 8 8 6 0 8-2 10-8 24-74 70-92 94-92 14 0 38 6 38 46 0 22-12 70-38 168-12 44-36 74-66 74-6 0-22 0-36-10 18-2 32-18 32-38 0-18-14-24-26-24-20 0-38 18-38 42 0 32 36 46 66 46 46 0 72-50 74-54 8 26 34 54 76 54 74 0 114-92 114-110 0-6-6-6-8-6-8 0-8 2-10 8-24 76-72 92-94 92-28 0-38-22-38-46 0-16 4-32 12-62z">
            <text:p/>
          </draw:path>
          <draw:path draw:style-name="gr12" draw:layer="layout" svg:width="0.217cm" svg:height="0.327cm" svg:x="0.522cm" svg:y="3.549cm" svg:viewBox="0 0 218 328" svg:d="m218 238h-16c-2 10-6 40-14 44-4 4-42 4-48 4h-92c52-46 70-60 100-84 36-28 70-58 70-106 0-60-52-96-116-96-60 0-102 42-102 88 0 26 22 28 26 28 12 0 26-8 26-26 0-10-4-26-28-26 14-36 48-46 72-46 48 0 74 38 74 78 0 44-30 78-46 96l-120 116c-4 6-4 6-4 20h204z">
            <text:p/>
          </draw:path>
          <draw:path draw:style-name="gr12" draw:layer="layout" svg:width="0.179cm" svg:height="0.327cm" svg:x="0.546cm" svg:y="4.015cm" svg:viewBox="0 0 180 328" svg:d="m112 14c0-14-2-14-16-14-30 32-76 32-96 32v18c12 0 44 0 72-14v252c0 16 0 22-50 22h-18v18c8 0 70-2 88-2 14 0 76 2 88 2v-18h-18c-50 0-50-6-50-2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rong_20_path" style:display-name="wrong path" style:family="graphic" style:parent-style-name="objectwithoutfill">
      <style:graphic-properties draw:stroke="solid" draw:stroke-dash="Ultrafine_20_Dashed" svg:stroke-width="0.13cm" draw:marker-start-width="0.4cm" draw:marker-end-width="0.4cm" draw:fill-gradient-name="Gradient_20_9" draw:fill-hatch-name="Hatching_20_1" draw:fill-image-name="Bitmape_20_1"/>
    </style:style>
    <style:style style:name="true_20_path" style:display-name="true path" style:family="graphic" style:parent-style-name="objectwithoutfill">
      <style:graphic-properties draw:stroke-dash="Dash_20_2" svg:stroke-width="0.1cm" svg:stroke-color="#ff0000" draw:marker-start-width="0.35cm" draw:marker-end-width="0.35cm" draw:fill-gradient-name="Gradient_20_9" draw:fill-hatch-name="Hatching_20_1" draw:fill-image-name="Bitmape_20_1"/>
    </style:style>
    <style:style style:name="Untitled1" style:family="graphic" style:parent-style-name="objectwithoutfill">
      <style:graphic-properties draw:stroke="dash" draw:stroke-dash="Ultrafine_20_Dotted_20__28_var_29_" svg:stroke-width="0.2cm" draw:marker-start-width="0.5cm" draw:marker-end-width="0.5cm" svg:stroke-opacity="50%" draw:fill-gradient-name="Gradient_20_9" draw:fill-hatch-name="Hatching_20_1" draw:fill-image-name="Bitmape_20_1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21T23:20:32</meta:creation-date>
    <dc:date>2014-02-11T12:34:42.740479227</dc:date>
    <meta:editing-duration>PT42M16S</meta:editing-duration>
    <meta:editing-cycles>11</meta:editing-cycles>
    <meta:generator>LibreOffice/4.1.1.2$Linux_X86_64 LibreOffice_project/7e4286b58adc75a14f6d83f53a03b6c11fa2903</meta:generator>
    <meta:document-statistic meta:object-count="51"/>
  </office:meta>
</office:document-meta>
</file>